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明朝" svg:font-family="IPA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subtitle">
      <style:graphic-properties draw:fill-color="#ffffff" draw:auto-grow-height="true" fo:min-height="12.179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outline1">
      <style:graphic-properties fo:min-height="11.929cm"/>
    </style:style>
    <style:style style:name="pr6" style:family="presentation" style:parent-style-name="標準-notes">
      <style:graphic-properties draw:fill-color="#ffffff"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Slide1 titl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lide1 conten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lide2 tit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lide2 con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4" draw:layer="layout" svg:width="25.199cm" svg:height="3.506cm" svg:x="1.4cm" svg:y="0.837cm" presentation:class="title">
          <draw:text-box>
            <text:p>Slide3 tit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lide3 cont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PA明朝" svg:font-family="IPA明朝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明朝" fo:font-size="24pt" fo:language="en" fo:country="US" style:font-name-asian="モトヤLマルベリ3等幅" style:font-size-asian="24pt" style:language-asian="ja" style:country-asian="JP" style:font-name-complex="モトヤLマルベリ3等幅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モトヤLマルベリ3等幅" style:font-family-asian="モトヤLマルベリ3等幅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モトヤLマルベリ3等幅" style:font-family-asian="モトヤLマルベリ3等幅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モトヤLマルベリ3等幅" style:font-family-asian="モトヤLマルベリ3等幅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モトヤLマルベリ3等幅" style:font-family-asian="モトヤLマルベリ3等幅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モトヤLマルベリ3等幅" style:font-family-asian="モトヤLマルベリ3等幅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6T21:24:02.159958857</meta:creation-date>
    <meta:editing-duration>P0D</meta:editing-duration>
    <meta:editing-cycles>3</meta:editing-cycles>
    <dc:date>2014-02-16T21:27:45.331825293</dc:date>
    <meta:generator>LibreOffice/4.1.5.3$Linux_X86_64 LibreOffice_project/410m0$Build-3</meta:generator>
    <meta:document-statistic meta:object-count="33"/>
  </office:meta>
</office:document-meta>
</file>